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  <style:style style:name="ce18" style:family="table-cell" style:parent-style-name="Default" style:data-style-name="N118">
      <style:table-cell-properties fo:background-color="#ccffff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046">
            <text:p>1.046</text:p>
          </table:table-cell>
          <table:table-cell office:value-type="float" office:value="10">
            <text:p>10</text:p>
          </table:table-cell>
          <table:table-cell table:formula="of:=[.C3]*1.01" office:value-type="float" office:value="1.15543474318012">
            <text:p>1.1554</text:p>
          </table:table-cell>
          <table:table-cell table:style-name="ce6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.12781919004484">
            <text:p>1.1278</text:p>
          </table:table-cell>
          <table:table-cell table:style-name="ce6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0.767712377160787">
            <text:p>0.7677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43.2680486523569">
            <text:p>43.2680</text:p>
          </table:table-cell>
          <table:table-cell table:style-name="ce6" office:value-type="float" office:value="20.84">
            <text:p>20.84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23.0203250935695">
            <text:p>23.0203</text:p>
          </table:table-cell>
          <table:table-cell table:style-name="ce6" office:value-type="float" office:value="17.97">
            <text:p>17.97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19.8500595936393">
            <text:p>19.8501</text:p>
          </table:table-cell>
          <table:table-cell table:style-name="ce6" office:value-type="float" office:value="18.03">
            <text:p>18.03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9.916336921164">
            <text:p>19.9163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.046">
            <text:p>1.046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.14399479522784">
            <text:p>1.1440</text:p>
          </table:table-cell>
          <table:table-cell table:style-name="ce7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.11665266341073">
            <text:p>1.1167</text:p>
          </table:table-cell>
          <table:table-cell table:style-name="ce7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0.760111264515631">
            <text:p>0.7601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42.8396521310464">
            <text:p>42.8397</text:p>
          </table:table-cell>
          <table:table-cell table:style-name="ce7" table:formula="of:=[.S2]" office:value-type="float" office:value="20.84">
            <text:p>20.84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22.7924010827421">
            <text:p>22.7924</text:p>
          </table:table-cell>
          <table:table-cell table:style-name="ce7" table:formula="of:=[.V2]" office:value-type="float" office:value="17.97">
            <text:p>17.97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19.653524350138">
            <text:p>19.6535</text:p>
          </table:table-cell>
          <table:table-cell table:style-name="ce7" table:formula="of:=[.Y2]" office:value-type="float" office:value="18.03">
            <text:p>18.03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9.719145466499">
            <text:p>19.7191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.046">
            <text:p>1.046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.13266811408697">
            <text:p>1.1327</text:p>
          </table:table-cell>
          <table:table-cell table:style-name="ce7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.10559669644627">
            <text:p>1.1056</text:p>
          </table:table-cell>
          <table:table-cell table:style-name="ce7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0.752585410411516">
            <text:p>0.7526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42.4154971594519">
            <text:p>42.4155</text:p>
          </table:table-cell>
          <table:table-cell table:style-name="ce7" table:formula="of:=[.S3]" office:value-type="float" office:value="20.84">
            <text:p>20.84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22.5667337452892">
            <text:p>22.5667</text:p>
          </table:table-cell>
          <table:table-cell table:style-name="ce7" table:formula="of:=[.V3]" office:value-type="float" office:value="17.97">
            <text:p>17.97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19.4589350001366">
            <text:p>19.4589</text:p>
          </table:table-cell>
          <table:table-cell table:style-name="ce7" table:formula="of:=[.Y3]" office:value-type="float" office:value="18.03">
            <text:p>18.03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9.5239064024743">
            <text:p>19.5239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.046">
            <text:p>1.046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.12145357830393">
            <text:p>1.1215</text:p>
          </table:table-cell>
          <table:table-cell table:style-name="ce7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.09465019450126">
            <text:p>1.0947</text:p>
          </table:table-cell>
          <table:table-cell table:style-name="ce7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0.745134069714372">
            <text:p>0.745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41.9955417420316">
            <text:p>41.9955</text:p>
          </table:table-cell>
          <table:table-cell table:style-name="ce7" table:formula="of:=[.S4]" office:value-type="float" office:value="20.84">
            <text:p>20.84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22.3433007379101">
            <text:p>22.3433</text:p>
          </table:table-cell>
          <table:table-cell table:style-name="ce7" table:formula="of:=[.V4]" office:value-type="float" office:value="17.97">
            <text:p>17.97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19.266272277363">
            <text:p>19.2663</text:p>
          </table:table-cell>
          <table:table-cell table:style-name="ce7" table:formula="of:=[.Y4]" office:value-type="float" office:value="18.03">
            <text:p>18.03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9.3306003984894">
            <text:p>19.3306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.046">
            <text:p>1.046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.11035007752865">
            <text:p>1.1104</text:p>
          </table:table-cell>
          <table:table-cell table:style-name="ce7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.08381207376362">
            <text:p>1.0838</text:p>
          </table:table-cell>
          <table:table-cell table:style-name="ce7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0.737756504667695">
            <text:p>0.737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41.5797442990412">
            <text:p>41.5797</text:p>
          </table:table-cell>
          <table:table-cell table:style-name="ce7" table:formula="of:=[.S5]" office:value-type="float" office:value="20.84">
            <text:p>20.84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22.1220799385248">
            <text:p>22.1221</text:p>
          </table:table-cell>
          <table:table-cell table:style-name="ce7" table:formula="of:=[.V5]" office:value-type="float" office:value="17.97">
            <text:p>17.97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19.0755171063">
            <text:p>19.0755</text:p>
          </table:table-cell>
          <table:table-cell table:style-name="ce7" table:formula="of:=[.Y5]" office:value-type="float" office:value="18.03">
            <text:p>18.03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9.139208315336">
            <text:p>19.1392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.046">
            <text:p>1.046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.0993565124046">
            <text:p>1.0994</text:p>
          </table:table-cell>
          <table:table-cell table:style-name="ce7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.0730812611521">
            <text:p>1.0731</text:p>
          </table:table-cell>
          <table:table-cell table:style-name="ce7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0.7304519848195">
            <text:p>0.7305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41.168063662417">
            <text:p>41.1681</text:p>
          </table:table-cell>
          <table:table-cell table:style-name="ce7" table:formula="of:=[.S6]" office:value-type="float" office:value="20.84">
            <text:p>20.84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21.903049444084">
            <text:p>21.9030</text:p>
          </table:table-cell>
          <table:table-cell table:style-name="ce7" table:formula="of:=[.V6]" office:value-type="float" office:value="17.97">
            <text:p>17.97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18.886650600297">
            <text:p>18.8867</text:p>
          </table:table-cell>
          <table:table-cell table:style-name="ce7" table:formula="of:=[.Y6]" office:value-type="float" office:value="18.03">
            <text:p>18.03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8.949711203303">
            <text:p>18.9497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.046">
            <text:p>1.046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.08847179446">
            <text:p>1.0885</text:p>
          </table:table-cell>
          <table:table-cell table:style-name="ce7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.06245669421">
            <text:p>1.0625</text:p>
          </table:table-cell>
          <table:table-cell table:style-name="ce7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0.72321978695">
            <text:p>0.7232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40.7604590717">
            <text:p>40.7605</text:p>
          </table:table-cell>
          <table:table-cell table:style-name="ce7" table:formula="of:=[.S7]" office:value-type="float" office:value="20.84">
            <text:p>20.84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21.6861875684">
            <text:p>21.6862</text:p>
          </table:table-cell>
          <table:table-cell table:style-name="ce7" table:formula="of:=[.V7]" office:value-type="float" office:value="17.97">
            <text:p>17.97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18.6996540597">
            <text:p>18.6997</text:p>
          </table:table-cell>
          <table:table-cell table:style-name="ce7" table:formula="of:=[.Y7]" office:value-type="float" office:value="18.03">
            <text:p>18.03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8.7620903003">
            <text:p>18.7621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.046">
            <text:p>1.046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.077694846">
            <text:p>1.0777</text:p>
          </table:table-cell>
          <table:table-cell table:style-name="ce7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.051937321">
            <text:p>1.0519</text:p>
          </table:table-cell>
          <table:table-cell table:style-name="ce7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0.716059195">
            <text:p>0.7161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40.35689017">
            <text:p>40.3569</text:p>
          </table:table-cell>
          <table:table-cell table:style-name="ce7" table:formula="of:=[.S8]" office:value-type="float" office:value="20.84">
            <text:p>20.84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21.47147284">
            <text:p>21.4715</text:p>
          </table:table-cell>
          <table:table-cell table:style-name="ce7" table:formula="of:=[.V8]" office:value-type="float" office:value="17.97">
            <text:p>17.97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18.51450897">
            <text:p>18.5145</text:p>
          </table:table-cell>
          <table:table-cell table:style-name="ce7" table:formula="of:=[.Y8]" office:value-type="float" office:value="18.03">
            <text:p>18.03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8.57632703">
            <text:p>18.5763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.046">
            <text:p>1.046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.0670246">
            <text:p>1.0670</text:p>
          </table:table-cell>
          <table:table-cell table:style-name="ce7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.0415221">
            <text:p>1.0415</text:p>
          </table:table-cell>
          <table:table-cell table:style-name="ce7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0.7089695">
            <text:p>0.709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39.957317">
            <text:p>39.9573</text:p>
          </table:table-cell>
          <table:table-cell table:style-name="ce7" table:formula="of:=[.S9]" office:value-type="float" office:value="20.84">
            <text:p>20.84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21.258884">
            <text:p>21.2589</text:p>
          </table:table-cell>
          <table:table-cell table:style-name="ce7" table:formula="of:=[.V9]" office:value-type="float" office:value="17.97">
            <text:p>17.97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18.331197">
            <text:p>18.3312</text:p>
          </table:table-cell>
          <table:table-cell table:style-name="ce7" table:formula="of:=[.Y9]" office:value-type="float" office:value="18.03">
            <text:p>18.03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8.392403">
            <text:p>18.392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.046">
            <text:p>1.046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.05646">
            <text:p>1.0565</text:p>
          </table:table-cell>
          <table:table-cell table:style-name="ce7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.03121">
            <text:p>1.0312</text:p>
          </table:table-cell>
          <table:table-cell table:style-name="ce7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0.70195">
            <text:p>0.7020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39.5617">
            <text:p>39.5617</text:p>
          </table:table-cell>
          <table:table-cell table:style-name="ce7" table:formula="of:=[.S10]" office:value-type="float" office:value="20.84">
            <text:p>20.84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21.0484">
            <text:p>21.0484</text:p>
          </table:table-cell>
          <table:table-cell table:style-name="ce7" table:formula="of:=[.V10]" office:value-type="float" office:value="17.97">
            <text:p>17.97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18.1497">
            <text:p>18.1497</text:p>
          </table:table-cell>
          <table:table-cell table:style-name="ce7" table:formula="of:=[.Y10]" office:value-type="float" office:value="18.03">
            <text:p>18.03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8.2103">
            <text:p>18.2103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.046">
            <text:p>1.046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.046">
            <text:p>1.0460</text:p>
          </table:table-cell>
          <table:table-cell table:style-name="ce7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.021">
            <text:p>1.0210</text:p>
          </table:table-cell>
          <table:table-cell table:style-name="ce7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0.695">
            <text:p>0.695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39.17">
            <text:p>39.1700</text:p>
          </table:table-cell>
          <table:table-cell table:style-name="ce7" table:formula="of:=[.S11]" office:value-type="float" office:value="20.84">
            <text:p>20.84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20.84">
            <text:p>20.8400</text:p>
          </table:table-cell>
          <table:table-cell table:style-name="ce7" table:formula="of:=[.V11]" office:value-type="float" office:value="17.97">
            <text:p>17.97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17.97">
            <text:p>17.9700</text:p>
          </table:table-cell>
          <table:table-cell table:style-name="ce7" table:formula="of:=[.Y11]" office:value-type="float" office:value="18.03">
            <text:p>18.03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8.03">
            <text:p>18.03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.046">
            <text:p>1.046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.03564356435644">
            <text:p>1.0356</text:p>
          </table:table-cell>
          <table:table-cell table:style-name="ce7" table:formula="of:=[.D12]" office:value-type="float" office:value="1.021">
            <text:p>1.021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.01089108910891">
            <text:p>1.0109</text:p>
          </table:table-cell>
          <table:table-cell table:style-name="ce7" table:formula="of:=[.G12]" office:value-type="float" office:value="0.695">
            <text:p>0.695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0.688118811881188">
            <text:p>0.6881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39.17">
            <text:p>39.17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38.7821782178218">
            <text:p>38.7822</text:p>
          </table:table-cell>
          <table:table-cell table:style-name="ce7" table:formula="of:=[.S12]" office:value-type="float" office:value="20.84">
            <text:p>20.84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20.6336633663366">
            <text:p>20.6337</text:p>
          </table:table-cell>
          <table:table-cell table:style-name="ce7" table:formula="of:=[.V12]" office:value-type="float" office:value="17.97">
            <text:p>17.97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17.7920792079208">
            <text:p>17.7921</text:p>
          </table:table-cell>
          <table:table-cell table:style-name="ce7" table:formula="of:=[.Y12]" office:value-type="float" office:value="18.03">
            <text:p>18.03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7.8514851485149">
            <text:p>17.8515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.046">
            <text:p>1.046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.02538966767964">
            <text:p>1.0254</text:p>
          </table:table-cell>
          <table:table-cell table:style-name="ce7" table:formula="of:=[.D13]" office:value-type="float" office:value="1.021">
            <text:p>1.021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.00088226644447">
            <text:p>1.0009</text:p>
          </table:table-cell>
          <table:table-cell table:style-name="ce7" table:formula="of:=[.G13]" office:value-type="float" office:value="0.695">
            <text:p>0.695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0.68130575433781">
            <text:p>0.6813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39.17">
            <text:p>39.17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38.3981962552691">
            <text:p>38.3982</text:p>
          </table:table-cell>
          <table:table-cell table:style-name="ce7" table:formula="of:=[.S13]" office:value-type="float" office:value="20.84">
            <text:p>20.84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20.4293696696402">
            <text:p>20.4294</text:p>
          </table:table-cell>
          <table:table-cell table:style-name="ce7" table:formula="of:=[.V13]" office:value-type="float" office:value="17.97">
            <text:p>17.97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17.6159200078424">
            <text:p>17.6159</text:p>
          </table:table-cell>
          <table:table-cell table:style-name="ce7" table:formula="of:=[.Y13]" office:value-type="float" office:value="18.03">
            <text:p>18.03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7.6747377708068">
            <text:p>17.6747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.046">
            <text:p>1.046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.01523729473232">
            <text:p>1.0152</text:p>
          </table:table-cell>
          <table:table-cell table:style-name="ce7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0.990972541034125">
            <text:p>0.9910</text:p>
          </table:table-cell>
          <table:table-cell table:style-name="ce7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0.674560152809713">
            <text:p>0.6746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38.0180160943258">
            <text:p>38.0180</text:p>
          </table:table-cell>
          <table:table-cell table:style-name="ce7" table:formula="of:=[.S14]" office:value-type="float" office:value="20.84">
            <text:p>20.84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20.2270986828121">
            <text:p>20.2271</text:p>
          </table:table-cell>
          <table:table-cell table:style-name="ce7" table:formula="of:=[.V14]" office:value-type="float" office:value="17.97">
            <text:p>17.97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17.4415049582598">
            <text:p>17.4415</text:p>
          </table:table-cell>
          <table:table-cell table:style-name="ce7" table:formula="of:=[.Y14]" office:value-type="float" office:value="18.03">
            <text:p>18.03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7.4997403671354">
            <text:p>17.4997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.046">
            <text:p>1.046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.00518544032903">
            <text:p>1.0052</text:p>
          </table:table-cell>
          <table:table-cell table:style-name="ce7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0.981160931716956">
            <text:p>0.9812</text:p>
          </table:table-cell>
          <table:table-cell table:style-name="ce7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0.667881339415557">
            <text:p>0.6679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37.6416000933919">
            <text:p>37.6416</text:p>
          </table:table-cell>
          <table:table-cell table:style-name="ce7" table:formula="of:=[.S15]" office:value-type="float" office:value="20.84">
            <text:p>20.84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20.0268303790219">
            <text:p>20.0268</text:p>
          </table:table-cell>
          <table:table-cell table:style-name="ce7" table:formula="of:=[.V15]" office:value-type="float" office:value="17.97">
            <text:p>17.97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17.2688167903562">
            <text:p>17.2688</text:p>
          </table:table-cell>
          <table:table-cell table:style-name="ce7" table:formula="of:=[.Y15]" office:value-type="float" office:value="18.03">
            <text:p>18.03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7.3264756110252">
            <text:p>17.3265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.046">
            <text:p>1.046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0.995233109236659">
            <text:p>0.9952</text:p>
          </table:table-cell>
          <table:table-cell table:style-name="ce7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0.971446467046491">
            <text:p>0.9714</text:p>
          </table:table-cell>
          <table:table-cell table:style-name="ce7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0.66126865288669">
            <text:p>0.6613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37.2689109835563">
            <text:p>37.2689</text:p>
          </table:table-cell>
          <table:table-cell table:style-name="ce7" table:formula="of:=[.S16]" office:value-type="float" office:value="20.84">
            <text:p>20.84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19.8285449297246">
            <text:p>19.8285</text:p>
          </table:table-cell>
          <table:table-cell table:style-name="ce7" table:formula="of:=[.V16]" office:value-type="float" office:value="17.97">
            <text:p>17.97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17.0978384062933">
            <text:p>17.0978</text:p>
          </table:table-cell>
          <table:table-cell table:style-name="ce7" table:formula="of:=[.Y16]" office:value-type="float" office:value="18.03">
            <text:p>18.03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7.1549263475497">
            <text:p>17.1549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.046">
            <text:p>1.046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0.9853793160759">
            <text:p>0.9854</text:p>
          </table:table-cell>
          <table:table-cell table:style-name="ce7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0.961828185194545">
            <text:p>0.9618</text:p>
          </table:table-cell>
          <table:table-cell table:style-name="ce7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0.654721438501674">
            <text:p>0.6547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36.8999118649073">
            <text:p>36.8999</text:p>
          </table:table-cell>
          <table:table-cell table:style-name="ce7" table:formula="of:=[.S17]" office:value-type="float" office:value="20.84">
            <text:p>20.84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19.6322227026977">
            <text:p>19.6322</text:p>
          </table:table-cell>
          <table:table-cell table:style-name="ce7" table:formula="of:=[.V17]" office:value-type="float" office:value="17.97">
            <text:p>17.97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16.9285528775181">
            <text:p>16.9286</text:p>
          </table:table-cell>
          <table:table-cell table:style-name="ce7" table:formula="of:=[.Y17]" office:value-type="float" office:value="18.03">
            <text:p>18.03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6.9850755916333">
            <text:p>16.9851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.046">
            <text:p>1.046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0.975623085223663">
            <text:p>0.9756</text:p>
          </table:table-cell>
          <table:table-cell table:style-name="ce7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0.952305133855985">
            <text:p>0.9523</text:p>
          </table:table-cell>
          <table:table-cell table:style-name="ce7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0.648239048021459">
            <text:p>0.6482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36.5345662028785">
            <text:p>36.5346</text:p>
          </table:table-cell>
          <table:table-cell table:style-name="ce7" table:formula="of:=[.S18]" office:value-type="float" office:value="20.84">
            <text:p>20.84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19.4378442600967">
            <text:p>19.4378</text:p>
          </table:table-cell>
          <table:table-cell table:style-name="ce7" table:formula="of:=[.V18]" office:value-type="float" office:value="17.97">
            <text:p>17.97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16.7609434430872">
            <text:p>16.7609</text:p>
          </table:table-cell>
          <table:table-cell table:style-name="ce7" table:formula="of:=[.Y18]" office:value-type="float" office:value="18.03">
            <text:p>18.03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6.8169065263697">
            <text:p>16.8169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.046">
            <text:p>1.046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0.965963450716498">
            <text:p>0.9660</text:p>
          </table:table-cell>
          <table:table-cell table:style-name="ce7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0.942876370154441">
            <text:p>0.9429</text:p>
          </table:table-cell>
          <table:table-cell table:style-name="ce7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0.641820839625207">
            <text:p>0.6418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36.1728378246322">
            <text:p>36.1728</text:p>
          </table:table-cell>
          <table:table-cell table:style-name="ce7" table:formula="of:=[.S19]" office:value-type="float" office:value="20.84">
            <text:p>20.84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19.2453903565314">
            <text:p>19.2454</text:p>
          </table:table-cell>
          <table:table-cell table:style-name="ce7" table:formula="of:=[.V19]" office:value-type="float" office:value="17.97">
            <text:p>17.97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16.5949935080071">
            <text:p>16.5950</text:p>
          </table:table-cell>
          <table:table-cell table:style-name="ce7" table:formula="of:=[.Y19]" office:value-type="float" office:value="18.03">
            <text:p>18.03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6.6504025013561">
            <text:p>16.650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.046">
            <text:p>1.046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0.956399456154949">
            <text:p>0.9564</text:p>
          </table:table-cell>
          <table:table-cell table:style-name="ce7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0.933540960548951">
            <text:p>0.9335</text:p>
          </table:table-cell>
          <table:table-cell table:style-name="ce7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0.63546617784674">
            <text:p>0.6355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35.8146909154774">
            <text:p>35.8147</text:p>
          </table:table-cell>
          <table:table-cell table:style-name="ce7" table:formula="of:=[.S20]" office:value-type="float" office:value="20.84">
            <text:p>20.84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19.0548419371598">
            <text:p>19.0548</text:p>
          </table:table-cell>
          <table:table-cell table:style-name="ce7" table:formula="of:=[.V20]" office:value-type="float" office:value="17.97">
            <text:p>17.97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16.4306866415912">
            <text:p>16.4307</text:p>
          </table:table-cell>
          <table:table-cell table:style-name="ce7" table:formula="of:=[.Y20]" office:value-type="float" office:value="18.03">
            <text:p>18.03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6.4855470310456">
            <text:p>16.4855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.046">
            <text:p>1.046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0.94693015460886">
            <text:p>0.9469</text:p>
          </table:table-cell>
          <table:table-cell table:style-name="ce7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0.924297980741536">
            <text:p>0.9243</text:p>
          </table:table-cell>
          <table:table-cell table:style-name="ce7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0.629174433511623">
            <text:p>0.6292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35.4600900153241">
            <text:p>35.4601</text:p>
          </table:table-cell>
          <table:table-cell table:style-name="ce7" table:formula="of:=[.S21]" office:value-type="float" office:value="20.84">
            <text:p>20.84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18.8661801358018">
            <text:p>18.8662</text:p>
          </table:table-cell>
          <table:table-cell table:style-name="ce7" table:formula="of:=[.V21]" office:value-type="float" office:value="17.97">
            <text:p>17.97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16.2680065758329">
            <text:p>16.2680</text:p>
          </table:table-cell>
          <table:table-cell table:style-name="ce7" table:formula="of:=[.Y21]" office:value-type="float" office:value="18.03">
            <text:p>18.03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6.3223237931145">
            <text:p>16.322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039">
            <text:p>1.039</text:p>
          </table:table-cell>
          <table:table-cell office:value-type="float" office:value="10">
            <text:p>10</text:p>
          </table:table-cell>
          <table:table-cell table:formula="of:=[.C26]*1.01" office:value-type="float" office:value="1.14770238830224">
            <text:p>1.1477</text:p>
          </table:table-cell>
          <table:table-cell table:style-name="ce6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2.6447535709297">
            <text:p>22.6448</text:p>
          </table:table-cell>
          <table:table-cell table:style-name="ce6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6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29240788673111">
            <text:p>1.2924</text:p>
          </table:table-cell>
          <table:table-cell table:style-name="ce6" office:value-type="float" office:value="1.011">
            <text:p>1.011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11677296879073">
            <text:p>1.1168</text:p>
          </table:table-cell>
          <table:table-cell table:style-name="ce6" office:value-type="float" office:value="1.005">
            <text:p>1.005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11014523603826">
            <text:p>1.1101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039">
            <text:p>1.039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3633899831905">
            <text:p>1.1363</text:p>
          </table:table-cell>
          <table:table-cell table:style-name="ce7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2.4205480900294">
            <text:p>22.4205</text:p>
          </table:table-cell>
          <table:table-cell table:style-name="ce7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7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796117690407">
            <text:p>1.2796</text:p>
          </table:table-cell>
          <table:table-cell table:style-name="ce7" table:formula="of:=[.V25]" office:value-type="float" office:value="1.011">
            <text:p>1.011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10571581068389">
            <text:p>1.1057</text:p>
          </table:table-cell>
          <table:table-cell table:style-name="ce7" table:formula="of:=[.Y25]" office:value-type="float" office:value="1.005">
            <text:p>1.005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09915369904778">
            <text:p>1.0992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039">
            <text:p>1.039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2508811714758">
            <text:p>1.1251</text:p>
          </table:table-cell>
          <table:table-cell table:style-name="ce7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2.1985624653756">
            <text:p>22.1986</text:p>
          </table:table-cell>
          <table:table-cell table:style-name="ce7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7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6694234558485">
            <text:p>1.2669</text:p>
          </table:table-cell>
          <table:table-cell table:style-name="ce7" table:formula="of:=[.V26]" office:value-type="float" office:value="1.011">
            <text:p>1.011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09476812938999">
            <text:p>1.0948</text:p>
          </table:table-cell>
          <table:table-cell table:style-name="ce7" table:formula="of:=[.Y26]" office:value-type="float" office:value="1.005">
            <text:p>1.005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08827098915622">
            <text:p>1.0883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039">
            <text:p>1.039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1394863083918">
            <text:p>1.1139</text:p>
          </table:table-cell>
          <table:table-cell table:style-name="ce7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1.9787747181937">
            <text:p>21.9788</text:p>
          </table:table-cell>
          <table:table-cell table:style-name="ce7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7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543983619652">
            <text:p>1.2544</text:p>
          </table:table-cell>
          <table:table-cell table:style-name="ce7" table:formula="of:=[.V27]" office:value-type="float" office:value="1.011">
            <text:p>1.011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08392884098019">
            <text:p>1.0839</text:p>
          </table:table-cell>
          <table:table-cell table:style-name="ce7" table:formula="of:=[.Y27]" office:value-type="float" office:value="1.005">
            <text:p>1.005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07749602886755">
            <text:p>1.0775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039">
            <text:p>1.039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0291943647444">
            <text:p>1.1029</text:p>
          </table:table-cell>
          <table:table-cell table:style-name="ce7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1.7611630873205">
            <text:p>21.7612</text:p>
          </table:table-cell>
          <table:table-cell table:style-name="ce7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7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4197857620317">
            <text:p>1.2420</text:p>
          </table:table-cell>
          <table:table-cell table:style-name="ce7" table:formula="of:=[.V28]" office:value-type="float" office:value="1.011">
            <text:p>1.011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07319687225761">
            <text:p>1.0732</text:p>
          </table:table-cell>
          <table:table-cell table:style-name="ce7" table:formula="of:=[.Y28]" office:value-type="float" office:value="1.005">
            <text:p>1.005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06682775135401">
            <text:p>1.0668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039">
            <text:p>1.039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0919994420539">
            <text:p>1.0920</text:p>
          </table:table-cell>
          <table:table-cell table:style-name="ce7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1.54570602705">
            <text:p>21.5457</text:p>
          </table:table-cell>
          <table:table-cell table:style-name="ce7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7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29681758617">
            <text:p>1.2297</text:p>
          </table:table-cell>
          <table:table-cell table:style-name="ce7" table:formula="of:=[.V29]" office:value-type="float" office:value="1.011">
            <text:p>1.011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0625711606511">
            <text:p>1.0626</text:p>
          </table:table-cell>
          <table:table-cell table:style-name="ce7" table:formula="of:=[.Y29]" office:value-type="float" office:value="1.005">
            <text:p>1.005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0562651003505">
            <text:p>1.0563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039">
            <text:p>1.039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08118756639">
            <text:p>1.0812</text:p>
          </table:table-cell>
          <table:table-cell table:style-name="ce7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1.332382205">
            <text:p>21.3324</text:p>
          </table:table-cell>
          <table:table-cell table:style-name="ce7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7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175066917">
            <text:p>1.2175</text:p>
          </table:table-cell>
          <table:table-cell table:style-name="ce7" table:formula="of:=[.V30]" office:value-type="float" office:value="1.011">
            <text:p>1.011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05205065411">
            <text:p>1.0521</text:p>
          </table:table-cell>
          <table:table-cell table:style-name="ce7" table:formula="of:=[.Y30]" office:value-type="float" office:value="1.005">
            <text:p>1.005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04580703005">
            <text:p>1.0458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039">
            <text:p>1.039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070482739">
            <text:p>1.0705</text:p>
          </table:table-cell>
          <table:table-cell table:style-name="ce7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1.1211705">
            <text:p>21.1212</text:p>
          </table:table-cell>
          <table:table-cell table:style-name="ce7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7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0545217">
            <text:p>1.2055</text:p>
          </table:table-cell>
          <table:table-cell table:style-name="ce7" table:formula="of:=[.V31]" office:value-type="float" office:value="1.011">
            <text:p>1.011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041634311">
            <text:p>1.0416</text:p>
          </table:table-cell>
          <table:table-cell table:style-name="ce7" table:formula="of:=[.Y31]" office:value-type="float" office:value="1.005">
            <text:p>1.005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035452505">
            <text:p>1.0355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039">
            <text:p>1.039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0598839">
            <text:p>1.0599</text:p>
          </table:table-cell>
          <table:table-cell table:style-name="ce7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0.91205">
            <text:p>20.9121</text:p>
          </table:table-cell>
          <table:table-cell table:style-name="ce7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7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193517">
            <text:p>1.1935</text:p>
          </table:table-cell>
          <table:table-cell table:style-name="ce7" table:formula="of:=[.V32]" office:value-type="float" office:value="1.011">
            <text:p>1.011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0313211">
            <text:p>1.0313</text:p>
          </table:table-cell>
          <table:table-cell table:style-name="ce7" table:formula="of:=[.Y32]" office:value-type="float" office:value="1.005">
            <text:p>1.005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0252005">
            <text:p>1.0252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039">
            <text:p>1.039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4939">
            <text:p>1.0494</text:p>
          </table:table-cell>
          <table:table-cell table:style-name="ce7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0.705">
            <text:p>20.7050</text:p>
          </table:table-cell>
          <table:table-cell table:style-name="ce7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7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817">
            <text:p>1.1817</text:p>
          </table:table-cell>
          <table:table-cell table:style-name="ce7" table:formula="of:=[.V33]" office:value-type="float" office:value="1.011">
            <text:p>1.011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02111">
            <text:p>1.0211</text:p>
          </table:table-cell>
          <table:table-cell table:style-name="ce7" table:formula="of:=[.Y33]" office:value-type="float" office:value="1.005">
            <text:p>1.005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01505">
            <text:p>1.0151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039">
            <text:p>1.039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039">
            <text:p>1.0390</text:p>
          </table:table-cell>
          <table:table-cell table:style-name="ce7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0.5">
            <text:p>20.5000</text:p>
          </table:table-cell>
          <table:table-cell table:style-name="ce7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7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7">
            <text:p>1.1700</text:p>
          </table:table-cell>
          <table:table-cell table:style-name="ce7" table:formula="of:=[.V34]" office:value-type="float" office:value="1.011">
            <text:p>1.011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011">
            <text:p>1.0110</text:p>
          </table:table-cell>
          <table:table-cell table:style-name="ce7" table:formula="of:=[.Y34]" office:value-type="float" office:value="1.005">
            <text:p>1.005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005">
            <text:p>1.0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039">
            <text:p>1.039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02871287128713">
            <text:p>1.0287</text:p>
          </table:table-cell>
          <table:table-cell table:style-name="ce7" table:formula="of:=[.D35]" office:value-type="float" office:value="20.5">
            <text:p>20.50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20.2970297029703">
            <text:p>20.2970</text:p>
          </table:table-cell>
          <table:table-cell table:style-name="ce7" table:formula="of:=[.G35]" office:value-type="float" office:value="20.1">
            <text:p>20.10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19.9009900990099">
            <text:p>19.9010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102">
            <text:p>1.102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09108910891089">
            <text:p>1.0911</text:p>
          </table:table-cell>
          <table:table-cell table:style-name="ce7" table:formula="of:=[.S35]" office:value-type="float" office:value="1.17">
            <text:p>1.170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15841584158416">
            <text:p>1.1584</text:p>
          </table:table-cell>
          <table:table-cell table:style-name="ce7" table:formula="of:=[.V35]" office:value-type="float" office:value="1.011">
            <text:p>1.011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0009900990099">
            <text:p>1.0010</text:p>
          </table:table-cell>
          <table:table-cell table:style-name="ce7" table:formula="of:=[.Y35]" office:value-type="float" office:value="1.005">
            <text:p>1.005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0.995049504950495">
            <text:p>0.9950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039">
            <text:p>1.039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01852759533379">
            <text:p>1.0185</text:p>
          </table:table-cell>
          <table:table-cell table:style-name="ce7" table:formula="of:=[.D36]" office:value-type="float" office:value="20.5">
            <text:p>20.50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20.0960690128419">
            <text:p>20.0961</text:p>
          </table:table-cell>
          <table:table-cell table:style-name="ce7" table:formula="of:=[.G36]" office:value-type="float" office:value="20.1">
            <text:p>20.10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19.7039505930791">
            <text:p>19.7040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102">
            <text:p>1.102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08028624644643">
            <text:p>1.0803</text:p>
          </table:table-cell>
          <table:table-cell table:style-name="ce7" table:formula="of:=[.S36]" office:value-type="float" office:value="1.17">
            <text:p>1.170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1469463778061">
            <text:p>1.1469</text:p>
          </table:table-cell>
          <table:table-cell table:style-name="ce7" table:formula="of:=[.V36]" office:value-type="float" office:value="1.011">
            <text:p>1.011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0.991079305950397">
            <text:p>0.9911</text:p>
          </table:table-cell>
          <table:table-cell table:style-name="ce7" table:formula="of:=[.Y36]" office:value-type="float" office:value="1.005">
            <text:p>1.005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0.985197529653955">
            <text:p>0.9852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039">
            <text:p>1.039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0844316369682">
            <text:p>1.0084</text:p>
          </table:table-cell>
          <table:table-cell table:style-name="ce7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9.8970980325167">
            <text:p>19.8971</text:p>
          </table:table-cell>
          <table:table-cell table:style-name="ce7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7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3559047307534">
            <text:p>1.1356</text:p>
          </table:table-cell>
          <table:table-cell table:style-name="ce7" table:formula="of:=[.V37]" office:value-type="float" office:value="1.011">
            <text:p>1.011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0.981266639554849">
            <text:p>0.9813</text:p>
          </table:table-cell>
          <table:table-cell table:style-name="ce7" table:formula="of:=[.Y37]" office:value-type="float" office:value="1.005">
            <text:p>1.005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0.975443098667282">
            <text:p>0.9754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039">
            <text:p>1.039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0.998458577917646">
            <text:p>0.9985</text:p>
          </table:table-cell>
          <table:table-cell table:style-name="ce7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9.7000970618977">
            <text:p>19.7001</text:p>
          </table:table-cell>
          <table:table-cell table:style-name="ce7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7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243470030449">
            <text:p>1.1243</text:p>
          </table:table-cell>
          <table:table-cell table:style-name="ce7" table:formula="of:=[.V38]" office:value-type="float" office:value="1.011">
            <text:p>1.011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0.971551128272127">
            <text:p>0.9716</text:p>
          </table:table-cell>
          <table:table-cell table:style-name="ce7" table:formula="of:=[.Y38]" office:value-type="float" office:value="1.005">
            <text:p>1.005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0.96578524620523">
            <text:p>0.9658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039">
            <text:p>1.039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0.988572849423412">
            <text:p>0.9886</text:p>
          </table:table-cell>
          <table:table-cell table:style-name="ce7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9.5050465959383">
            <text:p>19.5050</text:p>
          </table:table-cell>
          <table:table-cell table:style-name="ce7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7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132148544999">
            <text:p>1.1132</text:p>
          </table:table-cell>
          <table:table-cell table:style-name="ce7" table:formula="of:=[.V39]" office:value-type="float" office:value="1.011">
            <text:p>1.011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0.961931810170423">
            <text:p>0.9619</text:p>
          </table:table-cell>
          <table:table-cell table:style-name="ce7" table:formula="of:=[.Y39]" office:value-type="float" office:value="1.005">
            <text:p>1.005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0.956223016044782">
            <text:p>0.9562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039">
            <text:p>1.039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0.978784999429121">
            <text:p>0.9788</text:p>
          </table:table-cell>
          <table:table-cell table:style-name="ce7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9.3119273227112">
            <text:p>19.3119</text:p>
          </table:table-cell>
          <table:table-cell table:style-name="ce7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7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0219292524742">
            <text:p>1.1022</text:p>
          </table:table-cell>
          <table:table-cell table:style-name="ce7" table:formula="of:=[.V40]" office:value-type="float" office:value="1.011">
            <text:p>1.011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0.952407732842003">
            <text:p>0.9524</text:p>
          </table:table-cell>
          <table:table-cell table:style-name="ce7" table:formula="of:=[.Y40]" office:value-type="float" office:value="1.005">
            <text:p>1.005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0.946755461430477">
            <text:p>0.9468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039">
            <text:p>1.039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0.969094058840714">
            <text:p>0.9691</text:p>
          </table:table-cell>
          <table:table-cell table:style-name="ce7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9.1207201214963">
            <text:p>19.1207</text:p>
          </table:table-cell>
          <table:table-cell table:style-name="ce7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7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09128012400735">
            <text:p>1.0913</text:p>
          </table:table-cell>
          <table:table-cell table:style-name="ce7" table:formula="of:=[.V41]" office:value-type="float" office:value="1.011">
            <text:p>1.011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0.942977953308914">
            <text:p>0.9430</text:p>
          </table:table-cell>
          <table:table-cell table:style-name="ce7" table:formula="of:=[.Y41]" office:value-type="float" office:value="1.005">
            <text:p>1.005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0.937381644980671">
            <text:p>0.9374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039">
            <text:p>1.039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0.959499068159123">
            <text:p>0.9595</text:p>
          </table:table-cell>
          <table:table-cell table:style-name="ce7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8.9314060608874">
            <text:p>18.9314</text:p>
          </table:table-cell>
          <table:table-cell table:style-name="ce7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7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047537030431">
            <text:p>1.0805</text:p>
          </table:table-cell>
          <table:table-cell table:style-name="ce7" table:formula="of:=[.V42]" office:value-type="float" office:value="1.011">
            <text:p>1.011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0.933641537929618">
            <text:p>0.9336</text:p>
          </table:table-cell>
          <table:table-cell table:style-name="ce7" table:formula="of:=[.Y42]" office:value-type="float" office:value="1.005">
            <text:p>1.005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0.928100638594724">
            <text:p>0.9281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039">
            <text:p>1.039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4999907738527">
            <text:p>0.9500</text:p>
          </table:table-cell>
          <table:table-cell table:style-name="ce7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8.7439663969182">
            <text:p>18.7440</text:p>
          </table:table-cell>
          <table:table-cell table:style-name="ce7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7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697775943607">
            <text:p>1.0698</text:p>
          </table:table-cell>
          <table:table-cell table:style-name="ce7" table:formula="of:=[.V43]" office:value-type="float" office:value="1.011">
            <text:p>1.011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0.924397562306552">
            <text:p>0.9244</text:p>
          </table:table-cell>
          <table:table-cell table:style-name="ce7" table:formula="of:=[.Y43]" office:value-type="float" office:value="1.005">
            <text:p>1.005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0.918911523361112">
            <text:p>0.9189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039">
            <text:p>1.039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4059314592601">
            <text:p>0.9406</text:p>
          </table:table-cell>
          <table:table-cell table:style-name="ce7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8.5583825712062">
            <text:p>18.5584</text:p>
          </table:table-cell>
          <table:table-cell table:style-name="ce7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7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5918573699079">
            <text:p>1.0592</text:p>
          </table:table-cell>
          <table:table-cell table:style-name="ce7" table:formula="of:=[.V44]" office:value-type="float" office:value="1.011">
            <text:p>1.011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0.915245111194606">
            <text:p>0.9152</text:p>
          </table:table-cell>
          <table:table-cell table:style-name="ce7" table:formula="of:=[.Y44]" office:value-type="float" office:value="1.005">
            <text:p>1.005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0.909813389466448">
            <text:p>0.909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452911">
            <text:p>452911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048018">
            <text:p>1048018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1.117">
            <text:p>1.117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1.23386291408432">
            <text:p>1.2339</text:p>
          </table:table-cell>
          <table:table-cell table:style-name="ce6" office:value-type="float" office:value="1.11">
            <text:p>1.11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.22613055920644">
            <text:p>1.2261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1.117">
            <text:p>1.117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1.22164644958843">
            <text:p>1.2216</text:p>
          </table:table-cell>
          <table:table-cell table:style-name="ce7" table:formula="of:=[.Y2]" office:value-type="float" office:value="1.11">
            <text:p>1.11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.21399065267964">
            <text:p>1.2140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1.117">
            <text:p>1.117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1.20955094018657">
            <text:p>1.2096</text:p>
          </table:table-cell>
          <table:table-cell table:style-name="ce7" table:formula="of:=[.Y3]" office:value-type="float" office:value="1.11">
            <text:p>1.11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.20197094324717">
            <text:p>1.2020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1.117">
            <text:p>1.117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1.19757518830353">
            <text:p>1.1976</text:p>
          </table:table-cell>
          <table:table-cell table:style-name="ce7" table:formula="of:=[.Y4]" office:value-type="float" office:value="1.11">
            <text:p>1.11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.19007024083878">
            <text:p>1.1901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1.117">
            <text:p>1.117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1.18571800822132">
            <text:p>1.1857</text:p>
          </table:table-cell>
          <table:table-cell table:style-name="ce7" table:formula="of:=[.Y5]" office:value-type="float" office:value="1.11">
            <text:p>1.11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.17828736716711">
            <text:p>1.1783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9.054812208313">
            <text:p>19.0548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1.117">
            <text:p>1.117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1.1739782259617">
            <text:p>1.1740</text:p>
          </table:table-cell>
          <table:table-cell table:style-name="ce7" table:formula="of:=[.Y6]" office:value-type="float" office:value="1.11">
            <text:p>1.11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.166621155611">
            <text:p>1.1666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1.117">
            <text:p>1.117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1.16235467917">
            <text:p>1.1624</text:p>
          </table:table-cell>
          <table:table-cell table:style-name="ce7" table:formula="of:=[.Y7]" office:value-type="float" office:value="1.11">
            <text:p>1.11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.1550704511">
            <text:p>1.1551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1.117">
            <text:p>1.117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1.150846217">
            <text:p>1.1508</text:p>
          </table:table-cell>
          <table:table-cell table:style-name="ce7" table:formula="of:=[.Y8]" office:value-type="float" office:value="1.11">
            <text:p>1.11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.14363411">
            <text:p>1.1436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8.13">
            <text:p>18.13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8.494413">
            <text:p>18.494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1.117">
            <text:p>1.117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1.1394517">
            <text:p>1.1395</text:p>
          </table:table-cell>
          <table:table-cell table:style-name="ce7" table:formula="of:=[.Y9]" office:value-type="float" office:value="1.11">
            <text:p>1.11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.132311">
            <text:p>1.1323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8.13">
            <text:p>18.13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8.3113">
            <text:p>18.3113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1.117">
            <text:p>1.117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1.12817">
            <text:p>1.1282</text:p>
          </table:table-cell>
          <table:table-cell table:style-name="ce7" table:formula="of:=[.Y10]" office:value-type="float" office:value="1.11">
            <text:p>1.11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.1211">
            <text:p>1.1211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8.13">
            <text:p>18.13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1.117">
            <text:p>1.117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1.117">
            <text:p>1.1170</text:p>
          </table:table-cell>
          <table:table-cell table:style-name="ce7" table:formula="of:=[.Y11]" office:value-type="float" office:value="1.11">
            <text:p>1.11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.11">
            <text:p>1.11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8.13">
            <text:p>18.13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7.9504950495049">
            <text:p>17.9505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1.117">
            <text:p>1.117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1.10594059405941">
            <text:p>1.1059</text:p>
          </table:table-cell>
          <table:table-cell table:style-name="ce7" table:formula="of:=[.Y12]" office:value-type="float" office:value="1.11">
            <text:p>1.11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.0990099009901">
            <text:p>1.0990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8.13">
            <text:p>18.13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7.7727673757475">
            <text:p>17.7728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1.117">
            <text:p>1.117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1.09499068718753">
            <text:p>1.0950</text:p>
          </table:table-cell>
          <table:table-cell table:style-name="ce7" table:formula="of:=[.Y13]" office:value-type="float" office:value="1.11">
            <text:p>1.11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.08812861484168">
            <text:p>1.0881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1.117">
            <text:p>1.117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1.08414919523518">
            <text:p>1.0841</text:p>
          </table:table-cell>
          <table:table-cell table:style-name="ce7" table:formula="of:=[.Y14]" office:value-type="float" office:value="1.11">
            <text:p>1.11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.07735506419969">
            <text:p>1.0774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1.117">
            <text:p>1.117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1.07341504478731">
            <text:p>1.0734</text:p>
          </table:table-cell>
          <table:table-cell table:style-name="ce7" table:formula="of:=[.Y15]" office:value-type="float" office:value="1.11">
            <text:p>1.11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.06668818237593">
            <text:p>1.0667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7.2500729163104">
            <text:p>17.2501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1.117">
            <text:p>1.117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1.06278717305674">
            <text:p>1.0628</text:p>
          </table:table-cell>
          <table:table-cell table:style-name="ce7" table:formula="of:=[.Y16]" office:value-type="float" office:value="1.11">
            <text:p>1.11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.05612691324349">
            <text:p>1.0561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1.117">
            <text:p>1.117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1.05226452777895">
            <text:p>1.0523</text:p>
          </table:table-cell>
          <table:table-cell table:style-name="ce7" table:formula="of:=[.Y17]" office:value-type="float" office:value="1.11">
            <text:p>1.11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.04567021113217">
            <text:p>1.0457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1.117">
            <text:p>1.117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1.04184606710787">
            <text:p>1.0418</text:p>
          </table:table-cell>
          <table:table-cell table:style-name="ce7" table:formula="of:=[.Y18]" office:value-type="float" office:value="1.11">
            <text:p>1.11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.03531704072492">
            <text:p>1.0353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1.117">
            <text:p>1.117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1.03153075951274">
            <text:p>1.0315</text:p>
          </table:table-cell>
          <table:table-cell table:style-name="ce7" table:formula="of:=[.Y19]" office:value-type="float" office:value="1.11">
            <text:p>1.11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.02506637695537">
            <text:p>1.025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1.117">
            <text:p>1.117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1.02131758367598">
            <text:p>1.0213</text:p>
          </table:table-cell>
          <table:table-cell table:style-name="ce7" table:formula="of:=[.Y20]" office:value-type="float" office:value="1.11">
            <text:p>1.11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.0149172049063">
            <text:p>1.0149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1.117">
            <text:p>1.117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1.01120552839206">
            <text:p>1.0112</text:p>
          </table:table-cell>
          <table:table-cell table:style-name="ce7" table:formula="of:=[.Y21]" office:value-type="float" office:value="1.11">
            <text:p>1.11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.00486851970921">
            <text:p>1.004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0345410798522">
            <text:p>1.3035</text:p>
          </table:table-cell>
          <table:table-cell table:style-name="ce6" office:value-type="float" office:value="1.047">
            <text:p>1.047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15653936530553">
            <text:p>1.1565</text:p>
          </table:table-cell>
          <table:table-cell table:style-name="ce6" office:value-type="float" office:value="2.245">
            <text:p>2.245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2.47987667154815">
            <text:p>2.4799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9054862176755">
            <text:p>1.2905</text:p>
          </table:table-cell>
          <table:table-cell table:style-name="ce7" table:formula="of:=[.V25]" office:value-type="float" office:value="1.047">
            <text:p>1.047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14508848050053">
            <text:p>1.1451</text:p>
          </table:table-cell>
          <table:table-cell table:style-name="ce7" table:formula="of:=[.Y25]" office:value-type="float" office:value="2.245">
            <text:p>2.245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2.45532343717639">
            <text:p>2.4553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7777091264114">
            <text:p>1.2778</text:p>
          </table:table-cell>
          <table:table-cell table:style-name="ce7" table:formula="of:=[.V26]" office:value-type="float" office:value="1.047">
            <text:p>1.047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1337509707926">
            <text:p>1.1338</text:p>
          </table:table-cell>
          <table:table-cell table:style-name="ce7" table:formula="of:=[.Y26]" office:value-type="float" office:value="2.245">
            <text:p>2.245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2.43101330413504">
            <text:p>2.4310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6511971548627">
            <text:p>1.2651</text:p>
          </table:table-cell>
          <table:table-cell table:style-name="ce7" table:formula="of:=[.V27]" office:value-type="float" office:value="1.047">
            <text:p>1.047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12252571365604">
            <text:p>1.1225</text:p>
          </table:table-cell>
          <table:table-cell table:style-name="ce7" table:formula="of:=[.Y27]" office:value-type="float" office:value="2.245">
            <text:p>2.245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2.40694386548024">
            <text:p>2.4069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5259377770918">
            <text:p>1.2526</text:p>
          </table:table-cell>
          <table:table-cell table:style-name="ce7" table:formula="of:=[.V28]" office:value-type="float" office:value="1.047">
            <text:p>1.047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11141159767925">
            <text:p>1.1114</text:p>
          </table:table-cell>
          <table:table-cell table:style-name="ce7" table:formula="of:=[.Y28]" office:value-type="float" office:value="2.245">
            <text:p>2.245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2.38311273809925">
            <text:p>2.3831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40191859118">
            <text:p>1.2402</text:p>
          </table:table-cell>
          <table:table-cell table:style-name="ce7" table:formula="of:=[.V29]" office:value-type="float" office:value="1.047">
            <text:p>1.047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1004075224547">
            <text:p>1.1004</text:p>
          </table:table-cell>
          <table:table-cell table:style-name="ce7" table:formula="of:=[.Y29]" office:value-type="float" office:value="2.245">
            <text:p>2.245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2.3595175624745">
            <text:p>2.3595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279127318">
            <text:p>1.2279</text:p>
          </table:table-cell>
          <table:table-cell table:style-name="ce7" table:formula="of:=[.V30]" office:value-type="float" office:value="1.047">
            <text:p>1.047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08951239847">
            <text:p>1.0895</text:p>
          </table:table-cell>
          <table:table-cell table:style-name="ce7" table:formula="of:=[.Y30]" office:value-type="float" office:value="2.245">
            <text:p>2.245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2.33615600245">
            <text:p>2.3362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1575518">
            <text:p>1.2158</text:p>
          </table:table-cell>
          <table:table-cell table:style-name="ce7" table:formula="of:=[.V31]" office:value-type="float" office:value="1.047">
            <text:p>1.047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078725147">
            <text:p>1.0787</text:p>
          </table:table-cell>
          <table:table-cell table:style-name="ce7" table:formula="of:=[.Y31]" office:value-type="float" office:value="2.245">
            <text:p>2.245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2.313025745">
            <text:p>2.3130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03718">
            <text:p>1.2037</text:p>
          </table:table-cell>
          <table:table-cell table:style-name="ce7" table:formula="of:=[.V32]" office:value-type="float" office:value="1.047">
            <text:p>1.047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0680447">
            <text:p>1.0680</text:p>
          </table:table-cell>
          <table:table-cell table:style-name="ce7" table:formula="of:=[.Y32]" office:value-type="float" office:value="2.245">
            <text:p>2.245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2.2901245">
            <text:p>2.2901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918">
            <text:p>1.1918</text:p>
          </table:table-cell>
          <table:table-cell table:style-name="ce7" table:formula="of:=[.V33]" office:value-type="float" office:value="1.047">
            <text:p>1.047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05747">
            <text:p>1.0575</text:p>
          </table:table-cell>
          <table:table-cell table:style-name="ce7" table:formula="of:=[.Y33]" office:value-type="float" office:value="2.245">
            <text:p>2.245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2.26745">
            <text:p>2.2675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8">
            <text:p>1.1800</text:p>
          </table:table-cell>
          <table:table-cell table:style-name="ce7" table:formula="of:=[.V34]" office:value-type="float" office:value="1.047">
            <text:p>1.047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047">
            <text:p>1.0470</text:p>
          </table:table-cell>
          <table:table-cell table:style-name="ce7" table:formula="of:=[.Y34]" office:value-type="float" office:value="2.245">
            <text:p>2.245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2.245">
            <text:p>2.24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18">
            <text:p>1.180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16831683168317">
            <text:p>1.1683</text:p>
          </table:table-cell>
          <table:table-cell table:style-name="ce7" table:formula="of:=[.V35]" office:value-type="float" office:value="1.047">
            <text:p>1.047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03663366336634">
            <text:p>1.0366</text:p>
          </table:table-cell>
          <table:table-cell table:style-name="ce7" table:formula="of:=[.Y35]" office:value-type="float" office:value="2.245">
            <text:p>2.245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2.22277227722772">
            <text:p>2.2228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18">
            <text:p>1.180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15674933830017">
            <text:p>1.1567</text:p>
          </table:table-cell>
          <table:table-cell table:style-name="ce7" table:formula="of:=[.V36]" office:value-type="float" office:value="1.047">
            <text:p>1.047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02636996372905">
            <text:p>1.0264</text:p>
          </table:table-cell>
          <table:table-cell table:style-name="ce7" table:formula="of:=[.Y36]" office:value-type="float" office:value="2.245">
            <text:p>2.245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2.20076463091854">
            <text:p>2.2008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4529637455462">
            <text:p>1.1453</text:p>
          </table:table-cell>
          <table:table-cell table:style-name="ce7" table:formula="of:=[.V37]" office:value-type="float" office:value="1.047">
            <text:p>1.047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01620788488024">
            <text:p>1.0162</text:p>
          </table:table-cell>
          <table:table-cell table:style-name="ce7" table:formula="of:=[.Y37]" office:value-type="float" office:value="2.245">
            <text:p>2.245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2.17897488209756">
            <text:p>2.1790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3395680648972">
            <text:p>1.1340</text:p>
          </table:table-cell>
          <table:table-cell table:style-name="ce7" table:formula="of:=[.V38]" office:value-type="float" office:value="1.047">
            <text:p>1.047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00614642067351">
            <text:p>1.0061</text:p>
          </table:table-cell>
          <table:table-cell table:style-name="ce7" table:formula="of:=[.Y38]" office:value-type="float" office:value="2.245">
            <text:p>2.245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2.15740087336392">
            <text:p>2.1574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2272951137596">
            <text:p>1.1227</text:p>
          </table:table-cell>
          <table:table-cell table:style-name="ce7" table:formula="of:=[.V39]" office:value-type="float" office:value="1.047">
            <text:p>1.047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0.996184574924266">
            <text:p>0.9962</text:p>
          </table:table-cell>
          <table:table-cell table:style-name="ce7" table:formula="of:=[.Y39]" office:value-type="float" office:value="2.245">
            <text:p>2.245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2.13604046867715">
            <text:p>2.1360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1161337759996">
            <text:p>1.1116</text:p>
          </table:table-cell>
          <table:table-cell table:style-name="ce7" table:formula="of:=[.V40]" office:value-type="float" office:value="1.047">
            <text:p>1.047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0.986321361311154">
            <text:p>0.9863</text:p>
          </table:table-cell>
          <table:table-cell table:style-name="ce7" table:formula="of:=[.Y40]" office:value-type="float" office:value="2.245">
            <text:p>2.245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2.11489155314569">
            <text:p>2.1149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0060730455442">
            <text:p>1.1006</text:p>
          </table:table-cell>
          <table:table-cell table:style-name="ce7" table:formula="of:=[.V41]" office:value-type="float" office:value="1.047">
            <text:p>1.047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0.976555803278371">
            <text:p>0.9766</text:p>
          </table:table-cell>
          <table:table-cell table:style-name="ce7" table:formula="of:=[.Y41]" office:value-type="float" office:value="2.245">
            <text:p>2.245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2.09395203281752">
            <text:p>2.0940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971020252913">
            <text:p>1.0897</text:p>
          </table:table-cell>
          <table:table-cell table:style-name="ce7" table:formula="of:=[.V42]" office:value-type="float" office:value="1.047">
            <text:p>1.047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0.966886933938981">
            <text:p>0.9669</text:p>
          </table:table-cell>
          <table:table-cell table:style-name="ce7" table:formula="of:=[.Y42]" office:value-type="float" office:value="2.245">
            <text:p>2.245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2.07321983447279">
            <text:p>2.0732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789209926031">
            <text:p>1.0789</text:p>
          </table:table-cell>
          <table:table-cell table:style-name="ce7" table:formula="of:=[.V43]" office:value-type="float" office:value="1.047">
            <text:p>1.047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0.957313795979189">
            <text:p>0.9573</text:p>
          </table:table-cell>
          <table:table-cell table:style-name="ce7" table:formula="of:=[.Y43]" office:value-type="float" office:value="2.245">
            <text:p>2.245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2.0526929054186">
            <text:p>2.0527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6823860653772">
            <text:p>1.0682</text:p>
          </table:table-cell>
          <table:table-cell table:style-name="ce7" table:formula="of:=[.V44]" office:value-type="float" office:value="1.047">
            <text:p>1.047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0.947835441563554">
            <text:p>0.9478</text:p>
          </table:table-cell>
          <table:table-cell table:style-name="ce7" table:formula="of:=[.Y44]" office:value-type="float" office:value="2.245">
            <text:p>2.245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2.03236921328575">
            <text:p>2.032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630701">
            <text:p>63070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1530026">
            <text:p>1530026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34.04">
            <text:p>34.04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34.04">
            <text:p>34.04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0.5" office:value-type="float" office:value="-0.5">
            <text:p>-0.5</text:p>
          </table:table-cell>
          <table:table-cell table:style-name="ce17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0.5" office:value-type="float" office:value="-1">
            <text:p>-1</text:p>
          </table:table-cell>
          <table:table-cell table:style-name="ce17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office:forms form:automatic-focus="false" form:apply-design-mode="false"/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5]/[.D16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9]/[.D20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23]/[.D24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2015／07／08</text:date>, <text:time>01:07:3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7-08T01:07:32.50</dc:date>
    <meta:editing-duration>P59DT5H22M10S</meta:editing-duration>
    <meta:editing-cycles>195</meta:editing-cycles>
    <meta:generator>OpenOffice/4.1.1$Win32 OpenOffice.org_project/411m6$Build-9775</meta:generator>
    <meta:document-statistic meta:table-count="9" meta:cell-count="4993" meta:object-count="0"/>
  </office:meta>
</office:document-meta>
</file>